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left arm</text:p>
          </table:table-cell>
          <table:table-cell office:value-type="string" calcext:value-type="string">
            <text:p>right arm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jaya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tmann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  <table:table-cell table:formula="of:=SUM([.B2:.C7])" office:value-type="float" office:value="2011" calcext:value-type="float">
            <text:p>2011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4"/>
          <table:table-cell table:formula="of:=2000-[.F4]" office:value-type="float" office:value="-11" calcext:value-type="float">
            <text:p>-1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formula="of:=SUM([.B2:.B5])" office:value-type="float" office:value="1006" calcext:value-type="float">
            <text:p>1006</text:p>
          </table:table-cell>
          <table:table-cell table:formula="of:=SUM([.C2:.C4])" office:value-type="float" office:value="1005" calcext:value-type="float">
            <text:p>10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5:14:36.661065149</meta:creation-date>
    <dc:date>2019-10-31T16:47:21.825321005</dc:date>
    <meta:editing-duration>PT1H12M23S</meta:editing-duration>
    <meta:editing-cycles>7</meta:editing-cycles>
    <meta:generator>LibreOffice/5.1.6.2$Linux_X86_64 LibreOffice_project/10m0$Build-2</meta:generator>
    <meta:document-statistic meta:table-count="1" meta:cell-count="15" meta:object-count="0"/>
  </office:meta>
</office:document-meta>
</file>